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4011973945652017258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0546181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0548946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0552259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2559309122306624459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235811212645179275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3">2.<text:tab/>Next continue running but now adjust pace up and down in order to keep HR <text:tab/>near HR0. <text:s/>Record mile splits on a watch. <text:s/>The split for the 3rd mile is Tmax.</text:p>
          <text:p text:style-name="P54">Continued</text:p>
          <text:p text:style-name="P5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1970686681040675020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8905497883456013892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450342155035143864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346204418999404161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677375970634429951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2"><text:span text:style-name="T3"/></text:p>
      <text:p text:style-name="P2">In the past week: 28 miles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29T10:33:40.33</dc:date>
    <dc:creator>James  Lombardi</dc:creator>
    <meta:editing-duration>P8DT7H30S</meta:editing-duration>
    <meta:editing-cycles>733</meta:editing-cycles>
    <meta:generator>OpenOffice/4.1.2$Win32 OpenOffice.org_project/412m3$Build-9782</meta:generator>
    <meta:document-statistic meta:table-count="0" meta:image-count="0" meta:object-count="0" meta:page-count="26" meta:paragraph-count="700" meta:word-count="8920" meta:character-count="44621"/>
  </office:meta>
</office:document-meta>
</file>